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3d4" officeooo:paragraph-rsid="00005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ágina web que permite a varias personas dibujar en una misma pizarra, aquí puedes compartir tus ideas y recibir retro alimentación de tus colegas, al finalizar puedes descargar tu trabajo, se creo haciendo uso d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21:10:49.784171691</meta:creation-date>
    <dc:date>2018-01-10T21:21:01.581359457</dc:date>
    <meta:editing-duration>PT10M14S</meta:editing-duration>
    <meta:editing-cycles>1</meta:editing-cycles>
    <meta:document-statistic meta:table-count="0" meta:image-count="0" meta:object-count="0" meta:page-count="1" meta:paragraph-count="1" meta:word-count="35" meta:character-count="213" meta:non-whitespace-character-count="179"/>
    <meta:generator>LibreOffice/5.1.6.2$Linux_X86_64 LibreOffice_project/10m0$Build-2</meta:generator>
  </office:meta>
</office:document-meta>
</file>